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style:font-name-asian="Segoe Print" style:font-size-asian="13pt" style:font-name-complex="Segoe Print" style:font-size-complex="13pt"/>
    </style:style>
    <style:style style:name="P2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5pt" fo:language="ca" fo:country="ES" style:text-underline-style="none" style:font-name-asian="Segoe Print" style:font-size-asian="15pt" style:font-name-complex="Segoe Print" style:font-size-complex="15pt"/>
    </style:style>
    <style:style style:name="P3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style:font-name-asian="Segoe Print" style:font-size-asian="13pt" style:font-name-complex="Segoe Print" style:font-size-complex="13pt"/>
    </style:style>
    <style:style style:name="P4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24pt" fo:language="ca" fo:country="ES" style:text-underline-style="none" style:font-name-asian="Segoe Print" style:font-size-asian="24pt" style:font-name-complex="Segoe Print" style:font-size-complex="24pt"/>
    </style:style>
    <style:style style:name="P5" style:family="paragraph" style:parent-style-name="_32_._20_Intro">
      <style:paragraph-properties fo:break-before="page"/>
    </style:style>
    <style:style style:name="P6" style:family="paragraph" style:parent-style-name="_31_._20_Títol_20_treball" style:master-page-name="Portada">
      <style:paragraph-properties style:page-number="auto"/>
    </style:style>
    <style:style style:name="P7" style:family="paragraph" style:parent-style-name="_33_._20_Títol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_32_._20_Intro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OT UN VIDEOJOC AJUDAR ALS JOVES A APRENDRE IDIOMES?</text:p>
      <text:p text:style-name="P3"/>
      <text:p text:style-name="P5">Dedicatòria</text:p>
      <text:p text:style-name="P5"/>
      <text:p text:style-name="P5">Pròleg</text:p>
      <text:p text:style-name="P5"/>
      <text:h text:style-name="P7" text:outline-level="1">Índex</text:h>
      <text:table-of-content text:style-name="Sect1" text:protected="true" text:name="Índice de contenido1">
        <text:table-of-content-source text:outline-level="3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ex</text:p>
          </text:index-title>
          <text:p text:style-name="P10">1.Índex<text:tab/>7</text:p>
          <text:p text:style-name="P10">2.Introducció<text:tab/>8</text:p>
          <text:p text:style-name="P8">2.1.Què és un videojoc?<text:tab/>8</text:p>
          <text:p text:style-name="P11">1.1.1.Breu història dels videojocs<text:tab/>8</text:p>
          <text:p text:style-name="P11">3.Els videojocs i l'aprenentatge de llengües<text:tab/>8</text:p>
          <text:p text:style-name="P11">4.Com crear un videojoc<text:tab/>9</text:p>
          <text:p text:style-name="P10">5.OBJECTIUS I ORGANITZACIÓ<text:tab/>10</text:p>
          <text:p text:style-name="P8">5.1.Objectiu<text:tab/>10</text:p>
          <text:p text:style-name="P11">5.1.1.Objectius específics<text:tab/>10</text:p>
          <text:p text:style-name="P10">7.Desenvolupament del treball<text:tab/>11</text:p>
          <text:p text:style-name="P8">7.1.Disseny<text:tab/>11</text:p>
          <text:p text:style-name="P10">10.Resultats i conclusió<text:tab/>12</text:p>
          <text:p text:style-name="P10">11.Bibliografía<text:tab/>13</text:p>
        </text:index-body>
      </text:table-of-content>
      <text:p text:style-name="_36_._20_Text"/>
      <text:h text:style-name="P7" text:outline-level="1">Introducció</text:h>
      <text:p text:style-name="P1"/>
      <text:h text:style-name="_34_._20_Apartat" text:outline-level="2">Què és un videojoc?</text:h>
      <text:p text:style-name="_36_._20_Text">Un videojoc és una aplicació o joc electrònic principalment destinat a l'entreteniment, encara que també pot tenir unes altres finalitats, que amb l'ajuda de pantalles i controls ens permet completar històries, realitzar activitats, passar una estona amb els amics i persones de qualsevol lloc del món i una infinitat de coses més.</text:p>
      <text:p text:style-name="_36_._20_Text">Solen ser populars entre la gent jove, encara que avui dia, cada cop hi ha més persones de totes les edats i de tots els llocs del món que són aficionades als videojocs, ja sigui peroquè s'han iniciat a una edat més primerenca, o ara bé, perquè han sigut fanàtics des d'anys enrere. Tot aixó és el que veu una persona qualsevol des de fora, però algú que es dedica a a la creació o producció ha de tenir moltíssimes coses en compte per poder fer un videojoc ben fet.</text:p>
      <text:p text:style-name="_36_._20_Text">Des d'un punt de vista tecnològic, un videojoc és un programa, escrit en llengua de programació per un programador, que conté la informació, els arxius, les imatges i l'audio que el composen. La creació d'un videojoc és diferent a la de qualsevol altre tipus de programa, ja que aquest és un bucle de successos, mentre que a la resta de programes només succeeixen coses quan es prem o clica algun botó.</text:p>
      <text:p text:style-name="_36_._20_Text">A aquest bucle succeeixen una serie d'accions: primer, dibuixar el que es veu a la pantalla, coses com el HUD, els personatges, etc.; després, actualitzar els events que ocorren al joc; i per últim, preguntar al sistema si el jugador ha pres algun botó de control, per tornar a realitzar el primer pas i així successivament.</text:p>
      <text:p text:style-name="_36_._20_Text">Per a la creació d'un videojoc, és necessari un espai de treball que faciliti la organització i el desenvolupament del software. Un framework, conegut en català com marc de treball, permet utilitzar aquestes facilitats, alhora que inclueix suport de programes o llibreries, i moltes altres eines que ajuden al desenvolupament i la unió dels components d'un projecte i la gestió dels arxius.</text:p>
      <text:h text:style-name="_34_._20_Apartat" text:outline-level="2">Breu història dels videojocs</text:h>
      <text:p text:style-name="_36_._20_Text"/>
      <text:h text:style-name="_34_._20_Apartat" text:outline-level="2">Els videojocs i l'aprenentatge de llengües</text:h>
      <text:p text:style-name="_36_._20_Text">Aprendre idiomes extrangers es troba a tots els nivells educatius. L'anglès és la llengua més important d'aquestes, i ha sigut implementat a pràcticament tots els estudis. Durant els últims 5 anys, 1 de cada 6 alumnes no aconsegueix un bon desenvolupament de la llengua, i això és causat depenent de la qualitat de l'ensenyament de cada país.</text:p>
      <text:p text:style-name="_36_._20_Text"><text:soft-page-break/>Per poder aprendre anglès, una altra llengua o qualsevol altra matèria, depén de molts factors, com </text:p>
      <text:h text:style-name="_34_._20_Apartat" text:outline-level="2">Com crear un videojoc</text:h>
      <text:p text:style-name="_36_._20_Text"/>
      <text:h text:style-name="P7" text:outline-level="1">OBJECTIUS I ORGANITZACIÓ</text:h>
      <text:p text:style-name="P2"/>
      <text:h text:style-name="_34_._20_Apartat" text:outline-level="2">Objectiu</text:h>
      <text:p text:style-name="_36_._20_Text"/>
      <text:h text:style-name="_35_._20_Subapartat" text:outline-level="3">Objectius específics</text:h>
      <text:p text:style-name="_36_._20_Text"/>
      <text:h text:style-name="_35_._20_Subapartat" text:outline-level="3">Organització</text:h>
      <text:p text:style-name="_36_._20_Text"/>
      <text:h text:style-name="P7" text:outline-level="1">Desenvolupament del treball</text:h>
      <text:p text:style-name="P2"/>
      <text:h text:style-name="_34_._20_Apartat" text:outline-level="2">Disseny</text:h>
      <text:p text:style-name="_36_._20_Text"/>
      <text:h text:style-name="_35_._20_Subapartat" text:outline-level="3">Narrativa</text:h>
      <text:p text:style-name="_36_._20_Text"/>
      <text:h text:style-name="_35_._20_Subapartat" text:outline-level="3">Implementació</text:h>
      <text:p text:style-name="_36_._20_Text"/>
      <text:h text:style-name="P7" text:outline-level="1">Resultats i conclusió</text:h>
      <text:h text:style-name="P7" text:outline-level="1">Bibliografía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1_._20_Títol_20_treball" style:display-name="1. Títol treball" style:family="paragraph" style:parent-style-name="Standard" style:master-page-name="">
      <style:paragraph-properties fo:margin-top="2cm" fo:margin-bottom="0cm" fo:text-align="center" style:justify-single-word="false" style:page-number="auto" fo:background-color="transparent" style:shadow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  <style:background-image/>
      </style:paragraph-properties>
      <style:text-properties fo:text-transform="uppercase" style:font-name="Arial" fo:font-size="32pt" fo:language="ca" fo:country="ES" fo:text-shadow="1pt 1pt" style:font-name-asian="Segoe Print" style:font-size-asian="32pt" style:font-name-complex="Segoe Print" style:font-size-complex="32pt"/>
    </style:style>
    <style:style style:name="_33_._20_Títol" style:display-name="3. Títol" style:family="paragraph" style:parent-style-name="_31_._20_Títol_20_treball" style:default-outline-level="1" style:master-page-name="">
      <style:paragraph-properties fo:margin-top="0cm" fo:margin-bottom="0.801cm" fo:text-align="end" style:justify-single-word="false" style:page-number="auto" fo:break-before="auto" fo:break-after="auto" fo:background-color="#dddddd" style:shadow="none" text:number-lines="false" text:line-number="0">
        <style:tab-stops/>
        <style:drop-cap/>
        <style:background-image/>
      </style:paragraph-properties>
      <style:text-properties fo:font-variant="small-caps" style:font-name="Arial1" fo:font-size="36pt" fo:language="ca" fo:country="ES" style:text-underline-style="solid" style:text-underline-width="auto" style:text-underline-color="font-color" fo:font-weight="bold" style:text-overline-style="solid" style:text-overline-width="auto" style:text-overline-color="font-color"/>
    </style:style>
    <style:style style:name="_34_._20_Apartat" style:display-name="4. Apartat" style:family="paragraph" style:parent-style-name="_33_._20_Títol" style:default-outline-level="2" style:master-page-name="">
      <style:paragraph-properties fo:margin-top="0cm" fo:margin-bottom="0.3cm" fo:text-align="justify" style:justify-single-word="false" style:page-number="auto" fo:break-before="auto" fo:break-after="auto" fo:background-color="#ffffff" text:number-lines="false" text:line-number="0">
        <style:background-image/>
      </style:paragraph-properties>
      <style:text-properties fo:font-size="20pt" fo:font-style="italic" style:text-underline-style="none" fo:font-weight="normal" style:text-overline-style="none" style:text-overline-color="font-color"/>
    </style:style>
    <style:style style:name="_35_._20_Subapartat" style:display-name="5. Subapartat" style:family="paragraph" style:parent-style-name="_33_._20_Títol" style:default-outline-level="3" style:master-page-name="">
      <style:paragraph-properties fo:margin-left="0cm" fo:margin-right="0cm" fo:margin-top="0cm" fo:margin-bottom="0.499cm" fo:text-align="justify" style:justify-single-word="false" fo:text-indent="0cm" style:auto-text-indent="false" style:page-number="auto" fo:break-before="auto" fo:break-after="auto" fo:background-color="transparent">
        <style:tab-stops/>
        <style:background-image/>
      </style:paragraph-properties>
      <style:text-properties fo:font-variant="normal" fo:text-transform="none" fo:font-size="16pt" fo:font-style="italic" fo:text-shadow="none" style:text-underline-style="none" fo:font-weight="normal" style:text-overline-style="none" style:text-overline-color="font-color"/>
    </style:style>
    <style:style style:name="_36_._20_Text" style:display-name="6. Text" style:family="paragraph" style:parent-style-name="_35_._20_Subapartat" style:default-outline-level="" style:list-style-name="" style:master-page-name="">
      <style:paragraph-properties fo:margin-left="0cm" fo:margin-right="0cm" fo:margin-top="0cm" fo:margin-bottom="0.4cm" fo:line-height="100%" fo:text-align="justify" style:justify-single-word="false" fo:orphans="3" fo:widows="3" style:register-true="true" fo:text-indent="0cm" style:auto-text-indent="false" style:page-number="auto" fo:break-before="auto" fo:break-after="auto" fo:background-color="transparent">
        <style:background-image/>
      </style:paragraph-properties>
      <style:text-properties fo:font-variant="normal" fo:text-transform="none" fo:font-size="13pt" fo:font-style="normal" fo:text-shadow="none" style:text-underline-style="none" fo:font-weight="normal" style:text-overline-style="none" style:text-overline-color="font-color"/>
    </style:style>
    <style:style style:name="_32_._20_Intro" style:display-name="2. Intro" style:family="paragraph" style:parent-style-name="_33_._20_Títol" style:default-outline-level="" style:list-style-name="" style:master-page-name="">
      <style:paragraph-properties fo:margin-top="0cm" fo:margin-bottom="0cm" fo:text-align="center" style:justify-single-word="false" style:page-number="auto" fo:break-after="page" fo:background-color="#ffffff">
        <style:tab-stops/>
        <style:background-image/>
      </style:paragraph-properties>
      <style:text-properties fo:text-shadow="none" style:text-underline-style="none" style:text-overline-style="none" style:text-overline-color="font-color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ada" style:page-layout-name="Mpm2"/>
    <style:master-page style:name="Trabajo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ker gonzalez tirado</meta:initial-creator>
    <meta:creation-date>2020-08-19T18:13:34.51</meta:creation-date>
    <dc:date>2020-09-01T18:21:59.84</dc:date>
    <dc:creator>iker gonzalez tirado</dc:creator>
    <meta:editing-duration>PT4H12M29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14" meta:paragraph-count="40" meta:word-count="516" meta:character-count="3087"/>
  </office:meta>
</office:document-meta>
</file>